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Aurora</text:span><text:span text:style-name="T2"><text:line-break/></text:span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Third party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447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0.05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654cm" svg:y="24.654cm">
          <text:p text:style-name="P4"><text:span text:style-name="T2">x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265cm">
          <text:p text:style-name="P4"><text:span text:style-name="T2">Senzing</text:span><text:span text:style-name="T2"><text:line-break/></text:span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653cm" svg:x2="7.604cm" svg:y2="21.32cm">
          <text:p/>
        </draw:line>
        <draw:line draw:style-name="gr8" draw:text-style-name="P8" draw:layer="layout" svg:x1="5.699cm" svg:y1="18.907cm" svg:x2="7.731cm" svg:y2="24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9-14T10:01:29.347089616</dc:date>
    <meta:editing-duration>PT1H3M15S</meta:editing-duration>
    <meta:editing-cycles>27</meta:editing-cycles>
    <meta:generator>LibreOffice/6.0.7.3$Linux_X86_64 LibreOffice_project/00m0$Build-3</meta:generator>
    <meta:document-statistic meta:object-count="35"/>
  </office:meta>
</office:document-meta>
</file>